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cm" style:rel-column-width="7708*"/>
    </style:style>
    <style:style style:name="Table1.B" style:family="table-column">
      <style:table-column-properties style:column-width="3cm" style:rel-column-width="11565*"/>
    </style:style>
    <style:style style:name="Table1.C" style:family="table-column">
      <style:table-column-properties style:column-width="6.001cm" style:rel-column-width="23130*"/>
    </style:style>
    <style:style style:name="Table1.D" style:family="table-column">
      <style:table-column-properties style:column-width="6.001cm" style:rel-column-width="2313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P13" style:family="paragraph" style:parent-style-name="Standard" style:list-style-name="L1">
      <style:text-properties fo:color="#000000" loext:opacity="100%" officeooo:rsid="0020ca57" officeooo:paragraph-rsid="0020ca57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559995040128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2559995055680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2332800144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3">Heading Elements (and some new HTML5 semantic elements)</text:p>
              </text:list-item>
              <text:list-item>
                <text:p text:style-name="P13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25599950479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407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496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4099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6662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6748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6777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6115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6835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6892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5942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7036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692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6144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2T09:36:19.461000000</dc:date>
    <meta:editing-duration>PT5H39M29S</meta:editing-duration>
    <meta:editing-cycles>11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17" meta:word-count="77" meta:character-count="460" meta:non-whitespace-character-count="408"/>
  </office:meta>
</office:document-meta>
</file>